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" svg:font-family="Lucida"/>
    <style:font-face style:name="Lucida Sans1" svg:font-family="'Lucida Sans'" style:font-family-generic="swiss"/>
    <style:font-face style:name="Garamond" svg:font-family="Garamond" style:font-adornments="Bold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Gill Sans MT" svg:font-family="'Gill Sans MT'" style:font-adornments="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b2b2b2" style:font-name="Garamond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808080" style:font-name="Verdana1"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66666" style:font-name="Verdana1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color="#000000" style:font-name="Garamond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Garamond" fo:font-size="16pt" style:text-underline-style="none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Garamond" fo:font-size="14pt" style:text-underline-style="none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1" fo:font-size="24pt" style:text-underline-style="none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20pt" style:text-underline-style="none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666666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style:font-name="Garamond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plication Priorities Documentation 2.0</text:p>
      <text:p text:style-name="P1"/>
      <text:p text:style-name="P11">User Stories</text:p>
      <text:p text:style-name="P7"/>
      <text:p text:style-name="P3"><text:span text:style-name="T1">Primary User Requirements</text:span></text:p>
      <text:p text:style-name="P2"/>
      <text:list xml:id="list6888694985169249375" text:style-name="L2">
        <text:list-item>
          <text:p text:style-name="P9"><text:span text:style-name="T1">As a player I want to be able to play games that allow me to bet money so I get the chance to win more.</text:span></text:p>
          <text:p text:style-name="P9"><text:span text:style-name="T1"/></text:p>
        </text:list-item>
        <text:list-item>
          <text:p text:style-name="P9"><text:span text:style-name="T1">As a player I need to be able to login to a functional user system so I can add and remove bitcoins as I need to.</text:span></text:p>
          <text:p text:style-name="P9"><text:span text:style-name="T1"/></text:p>
        </text:list-item>
        <text:list-item>
          <text:p text:style-name="P9"><text:span text:style-name="T1">As a player I want the user-system to be simple so I can get straight to the games.</text:span></text:p>
          <text:p text:style-name="P9"><text:span text:style-name="T1"><text:s/></text:span></text:p>
        </text:list-item>
        <text:list-item>
          <text:p text:style-name="P9"><text:span text:style-name="T1">As a player I want to know how much bitcoin I have left so I know what I can spend.</text:span></text:p>
          <text:p text:style-name="P9"><text:span text:style-name="T1"><text:s/></text:span></text:p>
        </text:list-item>
        <text:list-item>
          <text:p text:style-name="P9"><text:span text:style-name="T1">As a player I want to feel trust in the company and the games so I am happy with the people handling my money.</text:span></text:p>
        </text:list-item>
      </text:list>
      <text:p text:style-name="P8"><text:span text:style-name="T1"/></text:p>
      <text:p text:style-name="P4">Secondary User Requirements</text:p>
      <text:p text:style-name="P12"><text:span text:style-name="T2"><text:s text:c="2"/></text:span></text:p>
      <text:list xml:id="list32520750" text:continue-numbering="true" text:style-name="L2">
        <text:list-item>
          <text:p text:style-name="P9"><text:span text:style-name="T3">As a player I want to be able to see who I'm gambling with, or at least a picture they choose to represent them, so the experience feels more personal.</text:span></text:p>
          <text:p text:style-name="P9"><text:span text:style-name="T3"/></text:p>
        </text:list-item>
        <text:list-item>
          <text:p text:style-name="P9"><text:span text:style-name="T3">As a player I would like to be able to trade my bitcoin in for other currencies after I finish a game (possible legal issue here... high user priority but probably best left for now) so I don't have to do it elsewhere afterwards.</text:span></text:p>
          <text:p text:style-name="P5"><text:span text:style-name="T1"><text:s/></text:span></text:p>
        </text:list-item>
        <text:list-item>
          <text:p text:style-name="P5"><text:span text:style-name="T1">As a player I want to feel trust in the company and the games so I am happy with people handling my money.</text:span></text:p>
          <text:p text:style-name="P5"><text:span text:style-name="T1"/></text:p>
        </text:list-item>
        <text:list-item>
          <text:p text:style-name="P5"><text:span text:style-name="T1">As a player I want to be able to interact with other players via chat so I can discuss things that happen in game, and feel a personal connection with the people I am playing against.</text:span></text:p>
          <text:p text:style-name="P5"><text:span text:style-name="T1"/></text:p>
        </text:list-item>
        <text:list-item>
          <text:p text:style-name="P6"><text:span text:style-name="T4"><text:s/>As a player I want a forum to discuss gambling and other topics outside the game, so the site feels like a proper communit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" svg:font-family="Lucida"/>
    <style:font-face style:name="Lucida Sans1" svg:font-family="'Lucida Sans'" style:font-family-generic="swiss"/>
    <style:font-face style:name="Garamond" svg:font-family="Garamond" style:font-adornments="Bold" style:font-family-generic="roman" style:font-pitch="variable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Rounded MT Bold" svg:font-family="'Arial Rounded MT Bold'" style:font-family-generic="swiss" style:font-pitch="variable"/>
    <style:font-face style:name="Gill Sans MT" svg:font-family="'Gill Sans MT'" style:font-adornments="Bold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DCarter Peter David Carter</meta:initial-creator>
    <meta:creation-date>2016-10-25T11:52:51.67</meta:creation-date>
    <dc:date>2016-10-25T12:33:23.72</dc:date>
    <dc:creator>PeterDCarter Peter David Carter</dc:creator>
    <meta:editing-duration>PT7M15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94" meta:character-count="1421"/>
  </office:meta>
</office:document-meta>
</file>